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000000052A3822988C2304D9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f00" draw:textarea-horizontal-align="justify" draw:textarea-vertical-align="middle" draw:auto-grow-height="false" fo:min-height="1.097cm" fo:min-width="1.296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03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0.73cm" fo:min-width="0cm"/>
      <style:paragraph-properties style:writing-mode="lr-tb"/>
    </style:style>
    <style:style style:name="gr5" style:family="graphic" style:parent-style-name="standard">
      <style:graphic-properties draw:fill-color="#ffbf00"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textarea-vertical-align="middle"/>
    </style:style>
    <style:style style:name="gr8" style:family="graphic" style:parent-style-name="objectwithoutfill">
      <style:graphic-properties draw:stroke="dash" draw:stroke-dash="Long_20_Dash" draw:marker-end="Arrowheads_20_1" draw:marker-end-width="0.3cm" draw:fill="none" draw:textarea-vertical-align="middle"/>
    </style:style>
    <style:style style:name="gr9" style:family="graphic" style:parent-style-name="objectwithoutfill">
      <style:graphic-properties draw:stroke="dash" draw:stroke-dash="Long_20_Dash" draw:marker-end="Arrowheads_20_2" draw:marker-end-width="0.3cm" draw:fill="none" draw:textarea-vertical-align="middle"/>
    </style:style>
    <style:style style:name="gr10" style:family="graphic" style:parent-style-name="objectwithoutfill">
      <style:graphic-properties draw:stroke="dash" draw:stroke-dash="Long_20_Dash" draw:marker-end="Arrowheads_20_3" draw:marker-end-width="0.3cm" draw:fill="none" draw:textarea-vertical-align="middle"/>
    </style:style>
    <style:style style:name="P1" style:family="paragraph">
      <style:paragraph-properties fo:text-align="center"/>
    </style:style>
    <style:style style:name="P2" style:family="paragraph">
      <loext:graphic-properties draw:fill-color="#ffff00"/>
      <style:paragraph-properties fo:text-align="center"/>
      <style:text-properties fo:font-weight="bold"/>
    </style:style>
    <style:style style:name="P3" style:family="paragraph">
      <style:text-properties fo:font-weight="bold"/>
    </style:style>
    <style:style style:name="P4" style:family="paragraph">
      <loext:graphic-properties draw:fill="none" draw:fill-color="#ffffff"/>
      <style:text-properties fo:font-weight="bold"/>
    </style:style>
    <style:style style:name="P5" style:family="paragraph">
      <loext:graphic-properties draw:fill-color="#ffbf00"/>
      <style:text-properties fo:font-weight="bold"/>
    </style:style>
    <style:style style:name="P6"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1" draw:id="id1" draw:layer="layout" svg:width="8.529cm" svg:height="2.08cm" svg:x="6.123cm" svg:y="2.587cm">
          <draw:image xlink:href="Pictures/100002010000015000000052A3822988C2304D93.png" xlink:type="simple" xlink:show="embed" xlink:actuate="onLoad" draw:mime-type="image/png">
            <text:p/>
          </draw:image>
        </draw:frame>
        <draw:custom-shape draw:style-name="gr2" draw:text-style-name="P2" xml:id="id2" draw:id="id2" draw:layer="layout" svg:width="2.54cm" svg:height="1.905cm" svg:x="2.587cm" svg:y="10.6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2" xml:id="id3" draw:id="id3" draw:layer="layout" svg:width="2.54cm" svg:height="1.905cm" svg:x="6.715cm" svg:y="10.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 draw:text-style-name="P4" draw:layer="layout" svg:width="2.191cm" svg:height="1.28cm" svg:x="2.905cm" svg:y="12.912cm">
          <draw:text-box>
            <text:p text:style-name="P3">user1</text:p>
          </draw:text-box>
        </draw:frame>
        <draw:frame draw:style-name="gr4" draw:text-style-name="P4" draw:layer="layout" svg:width="2.223cm" svg:height="0.98cm" svg:x="7.032cm" svg:y="12.912cm">
          <draw:text-box>
            <text:p text:style-name="P3">user2</text:p>
          </draw:text-box>
        </draw:frame>
        <draw:custom-shape draw:style-name="gr5" draw:text-style-name="P5" xml:id="id4" draw:id="id4" draw:layer="layout" svg:width="4.128cm" svg:height="2.858cm" svg:x="10.842cm" svg:y="7.03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6" draw:text-style-name="P4" draw:layer="layout" svg:width="2.161cm" svg:height="0.962cm" svg:x="16.557cm" svg:y="7.975cm">
          <draw:text-box>
            <text:p text:style-name="P3">Org 2</text:p>
          </draw:text-box>
        </draw:frame>
        <draw:custom-shape draw:style-name="gr5" draw:text-style-name="P5" xml:id="id5" draw:id="id5" draw:layer="layout" svg:width="4.127cm" svg:height="2.858cm" svg:x="15.605cm" svg:y="7.03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6" draw:text-style-name="P4" draw:layer="layout" svg:width="2.161cm" svg:height="0.962cm" svg:x="11.827cm" svg:y="7.975cm">
          <draw:text-box>
            <text:p text:style-name="P3">Org 1</text:p>
          </draw:text-box>
        </draw:frame>
        <draw:connector draw:style-name="gr7" draw:text-style-name="P1" draw:layer="layout" svg:x1="10.387cm" svg:y1="4.667cm" svg:x2="3.857cm" svg:y2="10.69cm" draw:start-shape="id1" draw:start-glue-point="2" draw:end-shape="id2" draw:end-glue-point="4" svg:d="M10387 4667v3011h-6530v3012" svg:viewBox="0 0 6531 6024">
          <text:p/>
        </draw:connector>
        <draw:connector draw:style-name="gr7" draw:text-style-name="P1" draw:layer="layout" svg:x1="10.387cm" svg:y1="4.667cm" svg:x2="7.985cm" svg:y2="10.59cm" draw:start-shape="id1" draw:start-glue-point="2" draw:end-shape="id3" draw:end-glue-point="4" svg:d="M10387 4667v2961h-2402v2962" svg:viewBox="0 0 2403 5924">
          <text:p/>
        </draw:connector>
        <draw:connector draw:style-name="gr7" draw:text-style-name="P1" draw:layer="layout" svg:x1="10.387cm" svg:y1="4.667cm" svg:x2="12.906cm" svg:y2="7.032cm" draw:start-shape="id1" draw:start-glue-point="2" draw:end-shape="id4" draw:end-glue-point="0" svg:d="M10387 4667v1182h2519v1183" svg:viewBox="0 0 2520 2366">
          <text:p/>
        </draw:connector>
        <draw:connector draw:style-name="gr7" draw:text-style-name="P1" draw:layer="layout" svg:x1="10.387cm" svg:y1="4.667cm" svg:x2="17.668cm" svg:y2="7.032cm" draw:start-shape="id1" draw:start-glue-point="2" draw:end-shape="id5" draw:end-glue-point="0" svg:d="M10387 4667v1182h7281v1183" svg:viewBox="0 0 7282 2366">
          <text:p/>
        </draw:connector>
        <draw:connector draw:style-name="gr8" draw:text-style-name="P6" draw:layer="layout" draw:type="line" svg:x1="3.857cm" svg:y1="10.69cm" svg:x2="10.842cm" svg:y2="8.461cm" draw:start-shape="id2" draw:start-glue-point="4" draw:end-shape="id4" draw:end-glue-point="3" svg:d="M3857 10690l6985-2229" svg:viewBox="0 0 6986 2230">
          <text:p/>
        </draw:connector>
        <draw:connector draw:style-name="gr9" draw:text-style-name="P6" draw:layer="layout" draw:type="line" svg:x1="9.255cm" svg:y1="11.543cm" svg:x2="12.906cm" svg:y2="9.89cm" draw:start-shape="id3" draw:start-glue-point="10" draw:end-shape="id4" draw:end-glue-point="2" svg:d="M9255 11543l3651-1653" svg:viewBox="0 0 3652 1654">
          <text:p/>
        </draw:connector>
        <draw:connector draw:style-name="gr10" draw:text-style-name="P6" draw:layer="layout" draw:type="line" svg:x1="9.255cm" svg:y1="11.543cm" svg:x2="17.668cm" svg:y2="9.89cm" draw:start-shape="id3" draw:start-glue-point="10" draw:end-shape="id5" draw:end-glue-point="2" svg:d="M9255 11543l8413-1653" svg:viewBox="0 0 8414 165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1T15:36:27.106801745</meta:creation-date>
    <dc:date>2021-09-11T15:42:55.614920954</dc:date>
    <meta:editing-duration>PT6M28S</meta:editing-duration>
    <meta:editing-cycles>1</meta:editing-cycles>
    <meta:document-statistic meta:object-count="16"/>
    <meta:generator>LibreOffice/7.1.5.2$Linux_X86_64 LibreOffice_project/10$Build-2</meta:generator>
  </office:meta>
</office:document-meta>
</file>